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14" svg:font-family="14"/>
    <style:font-face style:name="Consolas" svg:font-family="Consolas, Monaco, 'Andale Mono', 'Ubuntu Mono', monospace"/>
    <style:font-face style:name="Inter" svg:font-family="Inter, sans-serif"/>
    <style:font-face style:name="Lohit Devanagari1" svg:font-family="'Lohit Devanagari'"/>
    <style:font-face style:name="Source Sans Pro" svg:font-family="'Source Sans Pro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2fcbb" officeooo:paragraph-rsid="0012fcbb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4f28e" officeooo:paragraph-rsid="0014f28e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b8513" officeooo:paragraph-rsid="001b851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bc6a0" officeooo:paragraph-rsid="001bc6a0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cc87c" officeooo:paragraph-rsid="001cc87c" style:font-size-asian="14pt" style:font-size-complex="14pt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officeooo:rsid="001cc87c" officeooo:paragraph-rsid="001cc87c" style:font-size-asian="14pt" style:font-size-complex="14pt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officeooo:rsid="001cc87c" officeooo:paragraph-rsid="0020b120" style:font-size-asian="14pt" style:font-size-complex="14pt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officeooo:rsid="002060ab" officeooo:paragraph-rsid="002060ab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officeooo:rsid="00182e63" officeooo:paragraph-rsid="00182e63" fo:background-color="transparent" style:font-size-asian="14pt" style:font-size-complex="14pt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officeooo:rsid="00182e63" officeooo:paragraph-rsid="001bc6a0" fo:background-color="transparent" style:font-size-asian="14pt" style:font-size-complex="14pt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fo:background-color="transparent" style:font-size-asian="14pt" style:font-size-complex="14pt"/>
    </style:style>
    <style:style style:name="P13" style:family="paragraph" style:parent-style-name="Standard">
      <style:paragraph-properties fo:line-height="150%"/>
      <style:text-properties fo:color="#000000" loext:opacity="100%" style:font-name="Ubuntu" fo:font-size="14pt" officeooo:paragraph-rsid="00182e63" fo:background-color="transparent" style:font-size-asian="14pt" style:font-size-complex="14pt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officeooo:paragraph-rsid="001bc6a0" fo:background-color="transparent" style:font-size-asian="14pt" style:font-size-complex="14pt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officeooo:rsid="001b8513" officeooo:paragraph-rsid="001b8513" fo:background-color="#dddddd" style:font-size-asian="14pt" style:font-size-complex="14pt"/>
    </style:style>
    <style:style style:name="P16" style:family="paragraph" style:parent-style-name="Standard">
      <style:paragraph-properties fo:line-height="150%"/>
      <style:text-properties fo:color="#000000" loext:opacity="100%" style:font-name="Ubuntu" fo:font-size="14pt" officeooo:rsid="002060ab" officeooo:paragraph-rsid="002060ab" fo:background-color="#dddddd" style:font-size-asian="14pt" style:font-size-complex="14pt"/>
    </style:style>
    <style:style style:name="P1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2pt" fo:letter-spacing="normal" fo:font-style="normal" fo:font-weight="normal" officeooo:rsid="002060ab" officeooo:paragraph-rsid="002060ab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officeooo:paragraph-rsid="00236ec0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style:font-name="Ubuntu" fo:font-size="14pt" officeooo:paragraph-rsid="00236ec0" style:font-size-asian="14pt" style:font-size-complex="14pt"/>
    </style:style>
    <style:style style:name="P2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4" style:family="paragraph" style:parent-style-name="Heading_20_2">
      <style:paragraph-properties fo:line-height="150%" fo:text-align="center" style:justify-single-word="false"/>
      <style:text-properties style:font-name="Ubuntu" fo:font-size="16.1000003814697pt" fo:font-weight="bold" officeooo:rsid="00263ef2" officeooo:paragraph-rsid="00263ef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officeooo:rsid="001b8513" officeooo:paragraph-rsid="001b8513" fo:background-color="transparent" style:font-size-asian="14pt" style:font-size-complex="14pt"/>
    </style:style>
    <style:style style:name="P2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b8513" officeooo:paragraph-rsid="001b8513" fo:background-color="#dddddd" style:font-size-asian="14pt" style:font-size-complex="14pt" loext:padding="0cm" loext:border="none"/>
    </style:style>
    <style:style style:name="P2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cc87c" officeooo:paragraph-rsid="0020b120" fo:background-color="#dddddd" style:font-size-asian="14pt" style:font-size-complex="14pt" loext:padding="0cm" loext:border="none"/>
    </style:style>
    <style:style style:name="P2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060ab" officeooo:paragraph-rsid="002060ab" fo:background-color="#dddddd" style:font-size-asian="14pt" style:font-size-complex="14pt" loext:padding="0cm" loext:border="none"/>
    </style:style>
    <style:style style:name="P2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b8513" officeooo:paragraph-rsid="001b8513" fo:background-color="transparent" style:font-size-asian="14pt" style:font-size-complex="14pt" loext:padding="0cm" loext:border="none"/>
    </style:style>
    <style:style style:name="P3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060ab" officeooo:paragraph-rsid="002060ab" style:font-size-asian="14pt" style:font-size-complex="14pt" loext:padding="0cm" loext:border="none"/>
    </style:style>
    <style:style style:name="P3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2pt" fo:letter-spacing="normal" fo:font-style="normal" fo:font-weight="normal" officeooo:rsid="001cc87c" officeooo:paragraph-rsid="001cc87c" style:font-size-asian="12pt" style:font-size-complex="12pt" loext:padding="0cm" loext:border="none"/>
    </style:style>
    <style:style style:name="P3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2pt" fo:letter-spacing="normal" fo:font-style="normal" fo:font-weight="normal" officeooo:rsid="002060ab" officeooo:paragraph-rsid="0020fce7" style:font-size-asian="12pt" style:font-size-complex="12pt" loext:padding="0cm" loext:border="none"/>
    </style:style>
    <style:style style:name="P3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2pt" fo:letter-spacing="normal" fo:font-style="normal" fo:font-weight="normal" officeooo:rsid="002060ab" officeooo:paragraph-rsid="002060ab" style:font-size-asian="12pt" style:font-size-complex="12pt" loext:padding="0cm" loext:border="none"/>
    </style:style>
    <style:style style:name="P3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fo:background-color="#dddddd" style:font-size-asian="14pt" style:font-size-complex="14pt"/>
    </style:style>
    <style:style style:name="P35" style:family="paragraph" style:parent-style-name="Standard">
      <style:paragraph-properties fo:line-height="150%"/>
      <style:text-properties fo:color="#000000" loext:opacity="100%" style:font-name="Ubuntu" fo:font-size="14pt" style:font-size-asian="14pt" style:font-size-complex="14pt"/>
    </style:style>
    <style:style style:name="P36" style:family="paragraph" style:parent-style-name="Standard">
      <style:paragraph-properties fo:line-height="150%"/>
      <style:text-properties fo:color="#000000" loext:opacity="100%" style:font-name="Ubuntu" fo:font-size="14pt" officeooo:rsid="0025aad5" officeooo:paragraph-rsid="0025aad5" style:font-size-asian="14pt" style:font-size-complex="14pt"/>
    </style:style>
    <style:style style:name="P37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38" style:family="paragraph" style:parent-style-name="Standard">
      <style:paragraph-properties fo:line-height="150%"/>
      <style:text-properties fo:color="#000000" loext:opacity="100%" style:font-name="Ubuntu" fo:font-size="14pt" officeooo:paragraph-rsid="00263ef2" fo:background-color="#dddddd" style:font-size-asian="14pt" style:font-size-complex="14pt"/>
    </style:style>
    <style:style style:name="P39" style:family="paragraph" style:parent-style-name="Standard">
      <style:paragraph-properties fo:line-height="150%"/>
      <style:text-properties fo:color="#000000" loext:opacity="100%" style:font-name="Ubuntu" fo:font-size="14pt" officeooo:rsid="00263ef2" officeooo:paragraph-rsid="00264fdf" fo:background-color="#dddddd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263ef2" officeooo:paragraph-rsid="00263ef2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263ef2" officeooo:paragraph-rsid="00263ef2" fo:background-color="#dddddd" style:font-size-asian="14pt" style:font-size-complex="14pt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officeooo:paragraph-rsid="00242dba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officeooo:paragraph-rsid="0025aa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e63" style:font-weight-asian="bold" style:font-weight-complex="bold"/>
    </style:style>
    <style:style style:name="T3" style:family="text">
      <style:text-properties officeooo:rsid="00182e63"/>
    </style:style>
    <style:style style:name="T4" style:family="text">
      <style:text-properties fo:color="#525252" loext:opacity="100%" officeooo:rsid="00182e63" fo:background-color="#dddddd" loext:char-shading-value="0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loext:padding="0cm" loext:border="none"/>
    </style:style>
    <style:style style:name="T8" style:family="text">
      <style:text-properties fo:font-variant="normal" fo:text-transform="none" fo:letter-spacing="normal" fo:font-style="normal" fo:font-weight="normal" fo:background-color="#dddddd" loext:char-shading-value="0"/>
    </style:style>
    <style:style style:name="T9" style:family="text">
      <style:text-properties fo:font-variant="normal" fo:text-transform="none" fo:letter-spacing="normal" fo:font-style="normal" fo:font-weight="normal" fo:background-color="#dddddd" loext:char-shading-value="0" loext:padding="0cm" loext:border="none"/>
    </style:style>
    <style:style style:name="T10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letter-spacing="normal" fo:background-color="#dddddd" loext:char-shading-value="0"/>
    </style:style>
    <style:style style:name="T13" style:family="text">
      <style:text-properties fo:font-variant="normal" fo:text-transform="none" fo:font-size="9.60000038146973pt" fo:letter-spacing="normal" fo:font-style="normal" fo:font-weight="normal"/>
    </style:style>
    <style:style style:name="T14" style:family="text">
      <style:text-properties fo:font-variant="normal" fo:text-transform="none" fo:font-size="9.60000038146973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000000" loext:opacity="100%" style:font-name="Ubuntu" fo:letter-spacing="normal" fo:font-style="normal" fo:font-weight="normal" officeooo:rsid="0023da87" fo:background-color="transparent" loext:char-shading-value="0" loext:padding="0cm" loext:border="none"/>
    </style:style>
    <style:style style:name="T17" style:family="text">
      <style:text-properties fo:font-variant="normal" fo:text-transform="none" fo:color="#000000" loext:opacity="100%" style:font-name="Ubuntu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19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42dba" fo:background-color="transparent" loext:char-shading-value="0" style:font-size-asian="14pt" style:font-size-complex="14pt" loext:padding="0cm" loext:border="none"/>
    </style:style>
    <style:style style:name="T20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50251" fo:background-color="transparent" loext:char-shading-value="0" style:font-size-asian="14pt" style:font-size-complex="14pt" loext:padding="0cm" loext:border="none"/>
    </style:style>
    <style:style style:name="T2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5aad5" fo:background-color="transparent" loext:char-shading-value="0" style:font-size-asian="14pt" style:font-size-complex="14pt" loext:padding="0cm" loext:border="none"/>
    </style:style>
    <style:style style:name="T2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5aad5" fo:background-color="transparent" loext:char-shading-value="0" style:font-name-asian="Noto Sans Mono CJK SC" style:font-size-asian="14pt" style:font-name-complex="Liberation Mono" style:font-size-complex="14pt" loext:padding="0cm" loext:border="none"/>
    </style:style>
    <style:style style:name="T23" style:family="text">
      <style:text-properties fo:font-variant="normal" fo:text-transform="none" fo:color="#000000" loext:opacity="100%" style:font-name="Ubuntu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4" style:family="text">
      <style:text-properties fo:font-variant="normal" fo:text-transform="none" fo:color="#000000" loext:opacity="100%" fo:letter-spacing="normal" fo:font-style="normal" fo:font-weight="normal" fo:background-color="#dddddd" loext:char-shading-value="0" loext:padding="0cm" loext:border="none"/>
    </style:style>
    <style:style style:name="T25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000000" loext:opacity="100%" style:font-name="Consolas" fo:font-size="9.60000038146973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000000" loext:opacity="100%" fo:font-size="9.60000038146973pt" fo:letter-spacing="normal" fo:font-style="normal" fo:font-weight="normal" loext:padding="0cm" loext:border="none"/>
    </style:style>
    <style:style style:name="T28" style:family="text">
      <style:text-properties fo:font-variant="normal" fo:text-transform="none" style:font-name="Ubuntu" fo:letter-spacing="normal" fo:font-style="normal" fo:font-weight="normal" fo:background-color="transparent" loext:char-shading-value="0"/>
    </style:style>
    <style:style style:name="T29" style:family="text">
      <style:text-properties fo:font-variant="normal" fo:text-transform="none" style:font-name="Ubuntu" fo:letter-spacing="normal" fo:font-style="normal" fo:font-weight="normal" fo:background-color="transparent" loext:char-shading-value="0" loext:padding="0cm" loext:border="none"/>
    </style:style>
    <style:style style:name="T30" style:family="text">
      <style:text-properties fo:font-variant="normal" fo:text-transform="none" style:font-name="Ubuntu" fo:letter-spacing="normal" fo:font-style="normal" fo:font-weight="normal" officeooo:rsid="00263ef2" fo:background-color="transparent" loext:char-shading-value="0" loext:padding="0cm" loext:border="none"/>
    </style:style>
    <style:style style:name="T31" style:family="text">
      <style:text-properties fo:font-variant="normal" fo:text-transform="none" fo:color="#b6b7f6" loext:opacity="100%" style:font-name="Consolas" fo:font-size="9.60000038146973pt" fo:letter-spacing="normal" fo:font-style="normal" fo:font-weight="normal"/>
    </style:style>
    <style:style style:name="T32" style:family="text">
      <style:text-properties fo:font-variant="normal" fo:text-transform="none" fo:color="#b6b7f6" loext:opacity="100%" style:font-name="Consolas" fo:font-size="9.60000038146973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b6b7f6" loext:opacity="100%" fo:font-size="9.60000038146973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b6b7f6" loext:opacity="100%" fo:letter-spacing="normal"/>
    </style:style>
    <style:style style:name="T35" style:family="text">
      <style:text-properties fo:font-variant="normal" fo:text-transform="none" fo:color="#b6b7f6" loext:opacity="100%" fo:letter-spacing="normal" fo:font-style="normal" fo:font-weight="normal" fo:background-color="transparent" loext:char-shading-value="0" loext:padding="0cm" loext:border="none"/>
    </style:style>
    <style:style style:name="T36" style:family="text">
      <style:text-properties fo:font-variant="normal" fo:text-transform="none" fo:color="#b6b7f6" loext:opacity="100%" fo:letter-spacing="normal" fo:font-style="normal" fo:font-weight="normal" loext:padding="0cm" loext:border="none"/>
    </style:style>
    <style:style style:name="T37" style:family="text">
      <style:text-properties fo:font-variant="normal" fo:text-transform="none" style:font-name="Consolas" fo:font-size="9.60000038146973pt" fo:letter-spacing="normal" fo:font-style="normal" fo:font-weight="normal"/>
    </style:style>
    <style:style style:name="T38" style:family="text">
      <style:text-properties fo:font-variant="normal" fo:text-transform="none" style:font-name="Consolas" fo:font-size="9.60000038146973pt" fo:letter-spacing="normal" fo:font-style="normal" fo:font-weight="normal" loext:padding="0cm" loext:border="none"/>
    </style:style>
    <style:style style:name="T39" style:family="text">
      <style:text-properties fo:background-color="#dddddd" loext:char-shading-value="0"/>
    </style:style>
    <style:style style:name="T40" style:family="text">
      <style:text-properties officeooo:rsid="00182e63" fo:background-color="#dddddd" loext:char-shading-value="0"/>
    </style:style>
    <style:style style:name="T41" style:family="text">
      <style:text-properties officeooo:rsid="001e44c3"/>
    </style:style>
    <style:style style:name="T42" style:family="text">
      <style:text-properties officeooo:rsid="002060ab"/>
    </style:style>
    <style:style style:name="T43" style:family="text">
      <style:text-properties fo:font-size="16.1000003814697pt" fo:font-weight="bold" officeooo:rsid="0022961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Axios</text:h>
      <text:p text:style-name="P2">Axios é um cliente HTTP baseado em Promises para fazer requisições. Pode ser utilizado no Node.js (no lado do servidor usando o modulo http) e no navegador (no lado do cliente usando XMLHttpRequests).</text:p>
      <text:p text:style-name="P2"/>
      <text:h text:style-name="P22" text:outline-level="2">Caracteristicas</text:h>
      <text:p text:style-name="P3">- Faz requisições Ajax no navegador via XMLHttpRequests</text:p>
      <text:p text:style-name="P3">- Faz requisições http no Node.js</text:p>
      <text:p text:style-name="P3">- Suporta a API de Promises</text:p>
      <text:p text:style-name="P3">- Intercepta requisições e respostas (request e response)</text:p>
      <text:p text:style-name="P3">- Transforma os dados da requisição e da resposta</text:p>
      <text:p text:style-name="P3">- Cancela requisições</text:p>
      <text:p text:style-name="P3">- Transforma os dados em JSON automaticamente</text:p>
      <text:p text:style-name="P3">- Suporta a proteção contra XRSF no lado do cliente</text:p>
      <text:p text:style-name="P1"/>
      <text:h text:style-name="P22" text:outline-level="2">Instalação</text:h>
      <text:p text:style-name="P13"><text:span text:style-name="T2">Npm:</text:span><text:span text:style-name="T3"> </text:span><text:span text:style-name="T8">npm install axios </text:span></text:p>
      <text:p text:style-name="P10"/>
      <text:p text:style-name="P13"><text:span text:style-name="T2">Yarn:</text:span><text:span text:style-name="T3"> </text:span><text:span text:style-name="T39">yarn</text:span><text:span text:style-name="T12"> </text:span><text:span text:style-name="T39">add</text:span><text:span text:style-name="T12"> </text:span><text:span text:style-name="T8">axios </text:span></text:p>
      <text:p text:style-name="P10"/>
      <text:p text:style-name="P13"><text:span text:style-name="T2">Bower:</text:span><text:span text:style-name="T3"> </text:span><text:span text:style-name="T8">bower </text:span><text:span text:style-name="T39">install</text:span><text:span text:style-name="T12"> </text:span><text:span text:style-name="T8">axios </text:span></text:p>
      <text:p text:style-name="P10"/>
      <text:p text:style-name="P14"><text:span text:style-name="T2">CDN do jsDelivr:</text:span><text:span text:style-name="T3"> </text:span></text:p>
      <text:p text:style-name="P14"><text:span text:style-name="T39">&lt;script src="</text:span><text:a xlink:type="simple" xlink:href="https://cdn.jsdelivr.net/npm/axios/dist/axios.min.js" text:style-name="Internet_20_link" text:visited-style-name="Visited_20_Internet_20_Link"><text:span text:style-name="T39">https://cdn.jsdelivr.net/npm/axios/dist/axios.min.js</text:span></text:a><text:span text:style-name="T39">"&gt;&lt;/script&gt; </text:span></text:p>
      <text:p text:style-name="P10"/>
      <text:p text:style-name="P11"><text:span text:style-name="T1">CDN do unpkg:</text:span> <text:s/></text:p>
      <text:p text:style-name="P14"><text:span text:style-name="T40">&lt;script src="</text:span><text:a xlink:type="simple" xlink:href="https://unpkg.com/axios/dist/axios.min.js" text:style-name="Internet_20_link" text:visited-style-name="Visited_20_Internet_20_Link"><text:span text:style-name="T40">https://unpkg.com/axios/dist/axios.min.js</text:span></text:a><text:span text:style-name="T40">"&gt;&lt;/script&gt;</text:span><text:span text:style-name="T4"> </text:span></text:p>
      <text:h text:style-name="P22" text:outline-level="2"><text:soft-page-break/>Configuração Reutilizavel</text:h>
      <text:p text:style-name="P4">É possível criar uma baseURL para fazer algumas configurações basicas e não precisar digitar em cada requisição o endereço do servidor, só precisando informar a rota e seus parametros.</text:p>
      <text:p text:style-name="P4">Para isso geralmente é criado uma pasta “services” e um arquivo “api.js”. Dentro do arquivo é inserido as seguintes configurações:</text:p>
      <text:p text:style-name="P4"/>
      <text:p text:style-name="P15"><text:span text:style-name="T7">import</text:span><text:span text:style-name="T5"> </text:span><text:span text:style-name="T6">axios </text:span><text:span text:style-name="T7">from</text:span><text:span text:style-name="T5"> </text:span><text:span text:style-name="T7">"axios" </text:span></text:p>
      <text:p text:style-name="P25"/>
      <text:p text:style-name="P26">/* Pode ser algum servidor executando localmente: http://localhost:3000 */ </text:p>
      <text:p text:style-name="P29"/>
      <text:p text:style-name="P15"><text:span text:style-name="T7">const</text:span><text:span text:style-name="T5"> </text:span><text:span text:style-name="T6">api </text:span><text:span text:style-name="T7">=</text:span><text:span text:style-name="T5"> </text:span><text:span text:style-name="T6">axios</text:span><text:span text:style-name="T7">.create({</text:span><text:span text:style-name="T5"> </text:span><text:span text:style-name="T6">baseURL</text:span><text:span text:style-name="T7">:</text:span><text:span text:style-name="T5"> </text:span><text:span text:style-name="T7">"https://api.github.com" }) </text:span></text:p>
      <text:p text:style-name="P25"/>
      <text:p text:style-name="P15"><text:span text:style-name="T7">export</text:span><text:span text:style-name="T5"> </text:span><text:span text:style-name="T7">default</text:span><text:span text:style-name="T5"> </text:span><text:span text:style-name="T6">api </text:span></text:p>
      <text:p text:style-name="P12"/>
      <text:p text:style-name="P5">Esse mesmo arquivo pode ser utilizado no front end, mobile e desktop, ou seja, ao invés de usar 3 arquivos com o mesmo conteudo será necessario apenas 1.</text:p>
      <text:p text:style-name="P5"/>
      <text:h text:style-name="P22" text:outline-level="2">Como utilizar <text:span text:style-name="T43">a configuração reutilizavel</text:span></text:h>
      <text:p text:style-name="P6">Basta importar o “api.js” no arquivo que irá fazer as requisições. <text:span text:style-name="T42">Com ele é</text:span><text:span text:style-name="T41"> possível fazer todos os tipos de requisições HTTP.</text:span></text:p>
      <text:p text:style-name="P6"/>
      <text:p text:style-name="P6">Agora ao invés de importar o axios em cada arquivo e usar axios.get(“minha<text:span text:style-name="T41">R</text:span>ota”) ou axios.post(“outr<text:span text:style-name="T41">aR</text:span>ota”), é importado apenas o arquivo “api.js” e utilizado a sintaxe api.get(“minha<text:span text:style-name="T41">R</text:span>ota”), api.delete(“outra<text:span text:style-name="T41">R</text:span>ota”):</text:p>
      <text:p text:style-name="P6"/>
      <text:p text:style-name="P7"><text:span text:style-name="T9">import</text:span><text:span text:style-name="T12"> </text:span><text:span text:style-name="T8">api </text:span><text:span text:style-name="T9">from</text:span><text:span text:style-name="T12"> </text:span><text:span text:style-name="T9">'../services/api' </text:span></text:p>
      <text:p text:style-name="P31"><text:soft-page-break/>// Buscando usuários do github</text:p>
      <text:p text:style-name="P27">api.get("users/tgmarinho") </text:p>
      <text:p text:style-name="P8"><text:span text:style-name="T7"><text:s text:c="5"/></text:span><text:span text:style-name="T9">.then((response) =&gt;doSomething(response.data)) </text:span></text:p>
      <text:p text:style-name="P8"><text:span text:style-name="T7"><text:s text:c="5"/></text:span><text:span text:style-name="T9">.catch((err) =&gt; { console.error("ops! ocorreu um erro" + err) }) </text:span></text:p>
      <text:p text:style-name="P9"/>
      <text:p text:style-name="P32">// Enviando um Post na rota posts com os parâmetros image, title e content</text:p>
      <text:p text:style-name="P32">// Utilizando o método HTTP POST</text:p>
      <text:p text:style-name="P16"><text:span text:style-name="T7">const</text:span><text:span text:style-name="T5"> </text:span><text:span text:style-name="T6">response </text:span><text:span text:style-name="T7">=</text:span><text:span text:style-name="T5"> </text:span><text:span text:style-name="T7">await</text:span><text:span text:style-name="T5"> </text:span><text:span text:style-name="T6">api</text:span><text:span text:style-name="T7">.post("posts",</text:span><text:span text:style-name="T5"> </text:span><text:span text:style-name="T7">{</text:span><text:span text:style-name="T6">image</text:span><text:span text:style-name="T7">,</text:span><text:span text:style-name="T5"> </text:span><text:span text:style-name="T6">title</text:span><text:span text:style-name="T7">,</text:span><text:span text:style-name="T5"> </text:span><text:span text:style-name="T6">content </text:span><text:span text:style-name="T7">})</text:span></text:p>
      <text:p text:style-name="P9"/>
      <text:p text:style-name="P17">// DELETE - Deletando um arquivo por ID</text:p>
      <text:p text:style-name="P28">api.delete('files', { id }) </text:p>
      <text:p text:style-name="P30"/>
      <text:p text:style-name="P33">// PUT - atualizando apenas o nome</text:p>
      <text:p text:style-name="P28">const personUpdated = await api.put(`person/${person.id}`, { name: "Thiago" }) </text:p>
      <text:p text:style-name="P35"/>
      <text:h text:style-name="P24" text:outline-level="2">Token de autorização nas requisições</text:h>
      <text:p text:style-name="P36"><text:span text:style-name="T28">Em requisições que </text:span><text:span text:style-name="Strong_20_Emphasis"><text:span text:style-name="T29">precisam acessar rotas autenticadas, </text:span></text:span><text:span text:style-name="Strong_20_Emphasis"><text:span text:style-name="T30">é possível passar o token da requisição na propriedade Authorization dos headers:</text:span></text:span></text:p>
      <text:p text:style-name="P36"><text:span text:style-name="Strong_20_Emphasis"><text:span text:style-name="T30">api.defaults.headers.authorization = `Bearer ${token}`</text:span></text:span></text:p>
      <text:p text:style-name="P35"/>
      <text:h text:style-name="P22" text:outline-level="2">Métodos</text:h>
      <text:p text:style-name="P20"><text:span text:style-name="Source_20_Text"><text:span text:style-name="T17">axios.get(“url”) –</text:span></text:span><text:span text:style-name="Source_20_Text"><text:span text:style-name="T15"> </text:span></text:span><text:span text:style-name="Source_20_Text"><text:span text:style-name="T16">Faz uma requisição/pede para obter dados de algum lugar (geralmente de uma API de servidor), ou seja, é usado para fazer uma solicitação HTTP get.</text:span></text:span></text:p>
      <text:p text:style-name="P20"><text:span text:style-name="Source_20_Text"><text:span text:style-name="T15"/></text:span></text:p>
      <text:p text:style-name="P44"><text:span text:style-name="Source_20_Text"><text:span text:style-name="T23">axios.delete(“url”) –</text:span></text:span><text:span text:style-name="Source_20_Text"><text:span text:style-name="T18"> </text:span></text:span><text:span text:style-name="Source_20_Text"><text:span text:style-name="T19">Vai deletar dados em um servidor, ou seja, vai excluir dados especificos do seu endpoint/API, bem como sua interface do usuario.</text:span></text:span></text:p>
      <text:p text:style-name="P19"><text:span text:style-name="Source_20_Text"><text:span text:style-name="T18"/></text:span></text:p>
      <text:p text:style-name="P18"><text:soft-page-break/><text:span text:style-name="Source_20_Text"><text:span text:style-name="T23">axios.head(“url”) –</text:span></text:span><text:span text:style-name="Source_20_Text"><text:span text:style-name="T18"> </text:span></text:span><text:span text:style-name="Source_20_Text"><text:span text:style-name="T20">Solicita os cabeçalhos retornados de um recurso especifico que foi requisitado por um metodo HTTP get.</text:span></text:span></text:p>
      <text:p text:style-name="P18"><text:span text:style-name="Source_20_Text"><text:span text:style-name="T18"/></text:span></text:p>
      <text:p text:style-name="P18"><text:span text:style-name="Source_20_Text"><text:span text:style-name="T23">axios.options(“url”) –</text:span></text:span><text:span text:style-name="Source_20_Text"><text:span text:style-name="T18"> </text:span></text:span><text:span text:style-name="Source_20_Text"><text:span text:style-name="T20">Mostra quais são as opções de requisição permitidas para um determinado recurso em um servidor. </text:span></text:span><text:span text:style-name="Source_20_Text"><text:span text:style-name="T22">Um * (asterisco) na url signficia o servidor como um todo.</text:span></text:span></text:p>
      <text:p text:style-name="P18"><text:span text:style-name="Source_20_Text"><text:span text:style-name="T18"/></text:span></text:p>
      <text:p text:style-name="P18"><text:span text:style-name="Source_20_Text"><text:span text:style-name="T23">axios.post(“url”, { ...dados }) -</text:span></text:span><text:span text:style-name="Source_20_Text"><text:span text:style-name="T18"> </text:span></text:span><text:span text:style-name="Source_20_Text"><text:span text:style-name="T21">Envia dados para um servidor.</text:span></text:span></text:p>
      <text:p text:style-name="P18"><text:span text:style-name="Source_20_Text"><text:span text:style-name="T18"/></text:span></text:p>
      <text:p text:style-name="P18"><text:span text:style-name="Source_20_Text"><text:span text:style-name="T23">axios.put(“url”, { ...dados }) -</text:span></text:span><text:span text:style-name="Source_20_Text"><text:span text:style-name="T18"> </text:span></text:span><text:span text:style-name="Source_20_Text"><text:span text:style-name="T21">Cria um novo recurso ou substitui uma representação do recurso de destino com os novos dados. Faz uma substituição completa de um documento.</text:span></text:span></text:p>
      <text:p text:style-name="P18"><text:span text:style-name="Source_20_Text"><text:span text:style-name="T18"/></text:span></text:p>
      <text:p text:style-name="P45"><text:span text:style-name="Source_20_Text"><text:span text:style-name="T23">axios.patch(“url”, { ...dados }) -</text:span></text:span><text:span text:style-name="Source_20_Text"><text:span text:style-name="T18"> </text:span></text:span><text:span text:style-name="Source_20_Text"><text:span text:style-name="T21">Aplica modificações parciais a um recurso. Faz uma substituição </text:span></text:span><text:span text:style-name="Source_20_Text"><text:span text:style-name="T22">parcial</text:span></text:span><text:span text:style-name="Source_20_Text"><text:span text:style-name="T21"> de um documento.</text:span></text:span></text:p>
      <text:p text:style-name="P1"/>
      <text:h text:style-name="P22" text:outline-level="2">Exemplos</text:h>
      <text:p text:style-name="P41"><text:span text:style-name="T1">Requisições simultâneas:</text:span> É possível realizar a execução de varias requisições simultâneas</text:p>
      <text:p text:style-name="P38"><text:span text:style-name="T7">useEffect(() =&gt; { </text:span></text:p>
      <text:p text:style-name="P38"><text:span text:style-name="T11"><text:s text:c="5"/></text:span><text:span text:style-name="T7">Promise.all([ </text:span></text:p>
      <text:p text:style-name="P38"><text:span text:style-name="T11"><text:s text:c="10"/></text:span><text:span text:style-name="T7">api.get("users/tgmarinho"), </text:span></text:p>
      <text:p text:style-name="P38"><text:span text:style-name="T11"><text:s text:c="10"/></text:span><text:span text:style-name="T7">api.get("users/diego3g"), </text:span></text:p>
      <text:p text:style-name="P38"><text:span text:style-name="T11"><text:s text:c="10"/></text:span><text:span text:style-name="T7">api.get("users/vinifraga") </text:span></text:p>
      <text:p text:style-name="P37"><text:span text:style-name="T11"><text:s text:c="5"/></text:span><text:span text:style-name="T7">]).then((response)</text:span><text:span text:style-name="T5"> </text:span><text:span text:style-name="T7">=&gt;</text:span><text:span text:style-name="T5"> </text:span><text:span text:style-name="T7">{ </text:span></text:p>
      <text:p text:style-name="P37"><text:span text:style-name="T11"><text:s text:c="10"/></text:span><text:span text:style-name="T7">for (const res of response) { </text:span></text:p>
      <text:p text:style-name="P37"><text:span text:style-name="T11"><text:s text:c="15"/></text:span><text:span text:style-name="T7">const {data: { login, bio } } = res </text:span></text:p>
      <text:p text:style-name="P37"><text:span text:style-name="T11"><text:s text:c="15"/></text:span><text:span text:style-name="T7">setUsers((state)</text:span><text:span text:style-name="T5"> </text:span><text:span text:style-name="T7">=&gt;</text:span><text:span text:style-name="T5"> </text:span><text:span text:style-name="T7">[...</text:span><text:span text:style-name="T6">state</text:span><text:span text:style-name="T7">,</text:span><text:span text:style-name="T5"> </text:span><text:span text:style-name="T7">{</text:span><text:span text:style-name="T5"> </text:span><text:span text:style-name="T6">login</text:span><text:span text:style-name="T7">,</text:span><text:span text:style-name="T5"> </text:span><text:span text:style-name="T6">bio </text:span><text:span text:style-name="T7">}]) </text:span></text:p>
      <text:p text:style-name="P34"><text:span text:style-name="T44"><text:s text:c="10"/></text:span>} </text:p>
      <text:p text:style-name="P37"><text:soft-page-break/><text:span text:style-name="T11"><text:s text:c="5"/></text:span><text:span text:style-name="T7">}) </text:span></text:p>
      <text:p text:style-name="P1"><text:span text:style-name="T24">}, []) </text:span></text:p>
      <text:p text:style-name="P1"/>
      <text:p text:style-name="P41"><text:span text:style-name="T1">Interceptadores:</text:span> É possível criar interceptadores de cada requisição e resposta</text:p>
      <text:p text:style-name="P39"><text:span text:style-name="T7">import</text:span><text:span text:style-name="T5"> </text:span><text:span text:style-name="T6">axios </text:span><text:span text:style-name="T7">from</text:span><text:span text:style-name="T5"> </text:span><text:span text:style-name="T7">"axios"</text:span><text:span text:style-name="T5"> </text:span></text:p>
      <text:p text:style-name="P39"><text:span text:style-name="T7"/></text:p>
      <text:p text:style-name="P39"><text:span text:style-name="T7">const</text:span><text:span text:style-name="T5"> </text:span><text:span text:style-name="T6">api </text:span><text:span text:style-name="T7">=</text:span><text:span text:style-name="T5"> </text:span><text:span text:style-name="T6">axios</text:span><text:span text:style-name="T7">.create({</text:span><text:span text:style-name="T5"> </text:span><text:span text:style-name="T6">baseURL</text:span><text:span text:style-name="T7">:</text:span><text:span text:style-name="T5"> </text:span><text:span text:style-name="T7">"&lt;https://api.github.com&gt;"</text:span><text:span text:style-name="T5"> </text:span><text:span text:style-name="T7">})</text:span><text:span text:style-name="T5"> </text:span></text:p>
      <text:p text:style-name="P39"><text:span text:style-name="T7">let</text:span><text:span text:style-name="T5"> </text:span><text:span text:style-name="T6">countReq </text:span><text:span text:style-name="T7">=</text:span><text:span text:style-name="T5"> </text:span><text:span text:style-name="T7">0</text:span><text:span text:style-name="T5"> </text:span></text:p>
      <text:p text:style-name="P39"><text:span text:style-name="T7"/></text:p>
      <text:p text:style-name="P39"><text:span text:style-name="T7">// Add a request interceptor</text:span><text:span text:style-name="T5"> </text:span></text:p>
      <text:p text:style-name="P39"><text:span text:style-name="T6">api</text:span><text:span text:style-name="T7">.</text:span><text:span text:style-name="T6">interceptors</text:span><text:span text:style-name="T7">.</text:span><text:span text:style-name="T6">request</text:span><text:span text:style-name="T7">.use( </text:span></text:p>
      <text:p text:style-name="P39"><text:span text:style-name="T11"><text:s text:c="5"/></text:span><text:span text:style-name="T7">function</text:span><text:span text:style-name="T5"> </text:span><text:span text:style-name="T7">(config)</text:span><text:span text:style-name="T5"> </text:span><text:span text:style-name="T7">{</text:span><text:span text:style-name="T5"> </text:span></text:p>
      <text:p text:style-name="P39"><text:span text:style-name="T11"><text:s text:c="10"/></text:span><text:span text:style-name="T7">if</text:span><text:span text:style-name="T5"> </text:span><text:span text:style-name="T7">(</text:span><text:span text:style-name="T6">config</text:span><text:span text:style-name="T7">.</text:span><text:span text:style-name="T6">method </text:span><text:span text:style-name="T7">===</text:span><text:span text:style-name="T5"> </text:span><text:span text:style-name="T7">"get")</text:span><text:span text:style-name="T5"> </text:span><text:span text:style-name="T7">{</text:span><text:span text:style-name="T5"> </text:span><text:span text:style-name="T7">++</text:span><text:span text:style-name="T6">countReq</text:span><text:span text:style-name="T5"> </text:span><text:span text:style-name="T7">} </text:span></text:p>
      <text:p text:style-name="P39"><text:span text:style-name="T10"><text:s text:c="10"/></text:span><text:span text:style-name="T6">console</text:span><text:span text:style-name="T7">.log(</text:span><text:span text:style-name="T5"> </text:span><text:span text:style-name="T7">`Já tivemos ${countReq} requisições do tipo </text:span></text:p>
      <text:p text:style-name="P39"><text:span text:style-name="T11"><text:s text:c="10"/></text:span><text:span text:style-name="T7">${config.method.toUpperCase()}`</text:span><text:span text:style-name="T5"> </text:span><text:span text:style-name="T7">)</text:span><text:span text:style-name="T5"> </text:span></text:p>
      <text:p text:style-name="P39"><text:span text:style-name="T11"><text:s text:c="10"/></text:span><text:span text:style-name="T7">return</text:span><text:span text:style-name="T5"> </text:span><text:span text:style-name="T6">config</text:span><text:span text:style-name="T7"> </text:span></text:p>
      <text:p text:style-name="P43"><text:span text:style-name="T35"><text:s text:c="5"/></text:span><text:span text:style-name="T25">}, </text:span></text:p>
      <text:p text:style-name="P39"><text:span text:style-name="T11"><text:s text:c="5"/></text:span><text:span text:style-name="T7">function</text:span><text:span text:style-name="T5"> </text:span><text:span text:style-name="T7">(error)</text:span><text:span text:style-name="T5"> </text:span><text:span text:style-name="T7">{</text:span><text:span text:style-name="T5"> </text:span></text:p>
      <text:p text:style-name="P39"><text:span text:style-name="T11"><text:s text:c="10"/></text:span><text:span text:style-name="T7">// Do something with request error</text:span><text:span text:style-name="T5"> </text:span></text:p>
      <text:p text:style-name="P39"><text:span text:style-name="T11"><text:s text:c="10"/></text:span><text:span text:style-name="T7">return</text:span><text:span text:style-name="T5"> </text:span><text:span text:style-name="T6">Promise</text:span><text:span text:style-name="T7">.reject(</text:span><text:span text:style-name="T6">error</text:span><text:span text:style-name="T7">)</text:span><text:span text:style-name="T5"> </text:span></text:p>
      <text:p text:style-name="P39"><text:span text:style-name="T11"><text:s text:c="5"/></text:span><text:span text:style-name="T7">} </text:span></text:p>
      <text:p text:style-name="P39"><text:span text:style-name="T7">) </text:span></text:p>
      <text:p text:style-name="P39"><text:span text:style-name="T7">export default api </text:span></text:p>
      <text:p text:style-name="P39"><text:span text:style-name="T7"/></text:p>
      <text:p text:style-name="P39"><text:span text:style-name="T7">/** Resposta: Já tivemos 1 requisições do tipo GET </text:span></text:p>
      <text:p text:style-name="P39"><text:span text:style-name="T11"><text:s text:c="4"/></text:span><text:span text:style-name="T7">Já tivemos 2 requisições do tipo GET </text:span></text:p>
      <text:p text:style-name="P39"><text:span text:style-name="T11"><text:s text:c="4"/></text:span><text:span text:style-name="T7">Já tivemos 3 requisições do tipo GET **/ </text:span></text:p>
      <text:p text:style-name="P39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14" svg:font-family="14"/>
    <style:font-face style:name="Consolas" svg:font-family="Consolas, Monaco, 'Andale Mono', 'Ubuntu Mono', monospace"/>
    <style:font-face style:name="Inter" svg:font-family="Inter, sans-serif"/>
    <style:font-face style:name="Lohit Devanagari1" svg:font-family="'Lohit Devanagari'"/>
    <style:font-face style:name="Source Sans Pro" svg:font-family="'Source Sans Pro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3:50:39.605440917</meta:creation-date>
    <dc:date>2023-06-19T09:59:37.695709129</dc:date>
    <meta:editing-duration>PT1H28M51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5" meta:paragraph-count="88" meta:word-count="668" meta:character-count="4842" meta:non-whitespace-character-count="4015"/>
  </office:meta>
</office:document-meta>
</file>